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0ab5cf" officeooo:paragraph-rsid="000ab5cf"/>
    </style:style>
    <style:style style:name="P2" style:family="paragraph" style:parent-style-name="Preformatted_20_Text">
      <style:text-properties officeooo:paragraph-rsid="000ab5cf"/>
    </style:style>
    <style:style style:name="P3" style:family="paragraph" style:parent-style-name="Preformatted_20_Text">
      <style:text-properties officeooo:rsid="000d3772" officeooo:paragraph-rsid="000d3772"/>
    </style:style>
    <style:style style:name="T1" style:family="text">
      <style:text-properties officeooo:rsid="000e4450"/>
    </style:style>
    <style:style style:name="T2" style:family="text">
      <style:text-properties officeooo:rsid="000c3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tab/><text:tab/><text:tab/><text:tab/><text:tab/>Fatores críticos de sucesso</text:p>
      <text:p text:style-name="Preformatted_20_Text"/>
      <text:p text:style-name="Preformatted_20_Text">- O que são?</text:p>
      <text:p text:style-name="Preformatted_20_Text">&gt; Condições que têm que ser satisfeitas para que os objetivos sejam atingidos</text:p>
      <text:p text:style-name="Preformatted_20_Text"><text:tab/>»Se forem satisfeitos, garantem o sucesso do negócio</text:p>
      <text:p text:style-name="Preformatted_20_Text"><text:tab/>»Se não, comprometem o negócio</text:p>
      <text:p text:style-name="Preformatted_20_Text"/>
      <text:p text:style-name="Preformatted_20_Text">* Como são críticos, devem ter mecanismos associados que permitam mensurá-los continuamente</text:p>
      <text:p text:style-name="Preformatted_20_Text"/>
      <text:p text:style-name="Preformatted_20_Text"/>
      <text:p text:style-name="Preformatted_20_Text"/>
      <text:p text:style-name="Preformatted_20_Text"><text:tab/><text:tab/><text:tab/> //////////////////////////////////////////////////////////////////////</text:p>
      <text:p text:style-name="Preformatted_20_Text"/>
      <text:p text:style-name="Preformatted_20_Text"/>
      <text:p text:style-name="Preformatted_20_Text"/>
      <text:p text:style-name="Preformatted_20_Text"><text:tab/><text:tab/><text:tab/><text:tab/><text:tab/><text:tab/><text:tab/>Bxpress</text:p>
      <text:p text:style-name="Preformatted_20_Text"><text:tab/><text:tab/><text:tab/><text:tab/><text:tab/><text:tab/>Fatores Críticos de Sucesso</text:p>
      <text:p text:style-name="Preformatted_20_Text"/>
      <text:p text:style-name="Preformatted_20_Text">1. Estrutura particular da indústria</text:p>
      <text:p text:style-name="Preformatted_20_Text"><text:tab/>-&gt; </text:p>
      <text:p text:style-name="Preformatted_20_Text"/>
      <text:p text:style-name="Preformatted_20_Text">2. Estratégia competitiva, posição no nefócio e localização geográfica</text:p>
      <text:p text:style-name="Preformatted_20_Text"><text:tab/>-&gt; Preços baixos</text:p>
      <text:p text:style-name="Preformatted_20_Text"><text:tab/>-&gt; Bombas de combustível totalmente self-service</text:p>
      <text:p text:style-name="Preformatted_20_Text"><text:tab/>-&gt; Abertas 24/7 o ano inteiro</text:p>
      <text:p text:style-name="Preformatted_20_Text"><text:tab/>-&gt; Expansão da rede Bxpress por franchising</text:p>
      <text:p text:style-name="Preformatted_20_Text"><text:tab/>-&gt; Apenas venda de combustível, não há snacks, água, ar, etc.</text:p>
      <text:p text:style-name="Preformatted_20_Text"/>
      <text:p text:style-name="Preformatted_20_Text">3. Fatores ambientais</text:p>
      <text:p text:style-name="Preformatted_20_Text"><text:tab/>-&gt; Legislação</text:p>
      <text:p text:style-name="Preformatted_20_Text"><text:tab/><text:tab/>&gt; Impostos (ISP;IVA;Taxa de carbono)</text:p>
      <text:p text:style-name="Preformatted_20_Text"><text:tab/><text:tab/>&gt; Economia (Em tempo de crise há maior vantagem porque há maior preocupação do preço ser o mais baixo)</text:p>
      <text:p text:style-name="Preformatted_20_Text"/>
      <text:p text:style-name="Preformatted_20_Text">4. Fatores temporais</text:p>
      <text:p text:style-name="Preformatted_20_Text"><text:tab/>-&gt; Expansão da rede Bxpress pelo franchising da marca </text:p>
      <text:p text:style-name="Preformatted_20_Text"><text:tab/>-&gt;</text:p>
      <text:p text:style-name="Preformatted_20_Text"/>
      <text:p text:style-name="Preformatted_20_Text"/>
      <text:p text:style-name="Preformatted_20_Text">Acrescentar -&gt; Nome - tipo - indicadores de evolução <text:s/>- componentes de SI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Fatores críticos de sucesso</text:p>
      <text:p text:style-name="Preformatted_20_Text">A análise de Fatores Críticos de Sucesso (FCS), proposta por Rockart em 1979, gira</text:p>
      <text:p text:style-name="Preformatted_20_Text">em torno dos objetivos de longo prazo da gestão e sua ligação estreita com o sucesso da</text:p>
      <text:p text:style-name="Preformatted_20_Text">empresa. Esses fatores são condições vitais que devem ser atendidas para alcançar tais</text:p>
      <text:p text:style-name="Preformatted_20_Text">objetivos. Quando cumpridos, asseguram o sucesso; quando negligenciados, comprometem</text:p>
      <text:p text:style-name="Preformatted_20_Text">esse sucesso. [19]</text:p>
      <text:p text:style-name="Preformatted_20_Text">A mensuração contínua dos FCS é crucial, permitindo um controle constante,</text:p>
      <text:p text:style-name="Preformatted_20_Text">evitando identificar um desempenho inadequado somente ao final de um período prolongado.</text:p>
      <text:p text:style-name="Preformatted_20_Text">Devem ser em número limitado (de 3 a 8) para garantir a viabilidade e o sucesso dos</text:p>
      <text:p text:style-name="Preformatted_20_Text">objetivos aos quais estão associados.[19]</text:p>
      <text:p text:style-name="Preformatted_20_Text">Apesar de serem uma ferramenta estratégica, os FCS oferecem uma visão valiosa para</text:p>
      <text:p text:style-name="Preformatted_20_Text">os sistemas de informação. Além de identificar e priorizar as necessidades de informação e</text:p>
      <text:p text:style-name="Preformatted_20_Text">sistemas, validam a relevância e importância dos sistemas, vindo da alta gestão. Isso orienta</text:p>
      <text:p text:style-name="Preformatted_20_Text">os investimentos em sistemas e tecnologias de informação para atividades reconhecidas como</text:p>
      <text:p text:style-name="Preformatted_20_Text">críticas, afastando-se de tendências ou preferências individuais do gestor de TI.[19]</text:p>
      <text:p text:style-name="Preformatted_20_Text"/>
      <text:p text:style-name="Preformatted_20_Text"/>
      <text:p text:style-name="P1">No caso da Bxpress, consideram-se os seguintes fatores fundamentais para o seu sucesso, que contribuem para a satisfação do cliente, eficiencia operacional e vantagem competitiva no mercade de abastecimento de combustíveis:</text:p>
      <text:p text:style-name="P2"/>
      <text:p text:style-name="P2"/>
      <text:p text:style-name="P1">Experiência do Cliente: Fornecer rapidez e conveniência ao abastecer nas bombas self-service com preços competitivos são essenciais para reter e atrair clientes.</text:p>
      <text:p text:style-name="P1"/>
      <text:p text:style-name="P3">Medidores: <text:span text:style-name="T1">Taxa de Retenção de Clientes; Tempo médio de abastecimento;</text:span></text:p>
      <text:p text:style-name="P3">Tipo:<text:span text:style-name="T1">Indústria</text:span></text:p>
      <text:p text:style-name="P1"/>
      <text:p text:style-name="P1">Tecnologia e Inovação: Investimento em tecnologia que permite melhorar a experiência do cliente com a disponibilização de preços online para conveniência do cliente.</text:p>
      <text:p text:style-name="P1"/>
      <text:p text:style-name="P3">Medidores: <text:span text:style-name="T1">Tempo médio no website; Taxa de conversão de acessos para consumo</text:span></text:p>
      <text:p text:style-name="P3">Tipo: <text:span text:style-name="T1">Bxpress</text:span></text:p>
      <text:p text:style-name="P1"/>
      <text:p text:style-name="P1">Adaptação e Personalização: Oferta de postos de combustíveis abertos 24/7 durante o ano inteiro <text:span text:style-name="T2">permitindo maior conveniência ao cliente, evitando períodos de maior afluência.</text:span></text:p>
      <text:p text:style-name="P1"/>
      <text:p text:style-name="P3"><text:soft-page-break/>Medidores: <text:span text:style-name="T1">Distribuição de clientes por horários específicos; Taxa de ocupação nas horas diferentes de dia</text:span></text:p>
      <text:p text:style-name="P3">Tipo: <text:span text:style-name="T1">Indústria</text:span></text:p>
      <text:p text:style-name="P3"/>
      <text:p text:style-name="P1">Fidelização e Benefícios ao Cliente Empresarial: Vantagens para consumidores que sejam empresas, permitindo preços ainda mais reduzidos ao mercado adesão a um cartão integrado na máquina.</text:p>
      <text:p text:style-name="P2"/>
      <text:p text:style-name="P3">Medidores: Adesões ao cartão frota, nº de utilizações; <text:span text:style-name="T1">Gasto médio por cliente cartão frota; Taxa de Renovação</text:span></text:p>
      <text:p text:style-name="P3">Tipo: <text:span text:style-name="T1">Bxpres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font-name-asian="Noto Sans CJK H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20:30:39.658027122</dc:date>
    <meta:editing-duration>PT1H33M27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3" meta:paragraph-count="53" meta:word-count="511" meta:character-count="3497" meta:non-whitespace-character-count="2997"/>
  </office:meta>
</office:document-meta>
</file>